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cm" svg:stroke-color="#000000" draw:marker-start-width="0.203cm" draw:marker-end-width="0.203cm" draw:fill="none"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color="#000000" draw:fill="none"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636cm" svg:height="8.636cm" svg:x="1.972cm" svg:y="1.989cm">
          <text:p/>
          <draw:enhanced-geometry svg:viewBox="0 0 21600 21600" draw:type="rectangle" draw:enhanced-path="M 0 0 L 21600 0 21600 21600 0 21600 0 0 Z N"/>
        </draw:custom-shape>
        <draw:custom-shape draw:style-name="gr2" draw:text-style-name="P1" draw:layer="layout" svg:width="1.154cm" svg:height="0.929cm" svg:x="5.606cm" svg:y="1.995cm">
          <text:p text:style-name="P1">B</text:p>
          <draw:enhanced-geometry svg:viewBox="0 0 21600 21600" draw:type="rectangle" draw:enhanced-path="M 0 0 L 21600 0 21600 21600 0 21600 0 0 Z N"/>
        </draw:custom-shape>
        <draw:custom-shape draw:style-name="gr2" draw:text-style-name="P1" draw:layer="layout" svg:width="1.154cm" svg:height="0.929cm" svg:x="3.206cm" svg:y="9.695cm">
          <text:p text:style-name="P1">C</text:p>
          <draw:enhanced-geometry svg:viewBox="0 0 21600 21600" draw:type="rectangle" draw:enhanced-path="M 0 0 L 21600 0 21600 21600 0 21600 0 0 Z N"/>
        </draw:custom-shape>
        <draw:custom-shape draw:style-name="gr2" draw:text-style-name="P1" draw:layer="layout" svg:width="1.154cm" svg:height="0.929cm" svg:x="5.606cm" svg:y="9.695cm">
          <text:p text:style-name="P1">B</text:p>
          <draw:enhanced-geometry svg:viewBox="0 0 21600 21600" draw:type="rectangle" draw:enhanced-path="M 0 0 L 21600 0 21600 21600 0 21600 0 0 Z N"/>
        </draw:custom-shape>
        <draw:custom-shape draw:style-name="gr2" draw:text-style-name="P1" draw:layer="layout" svg:width="1.154cm" svg:height="0.929cm" svg:x="8.106cm" svg:y="9.695cm">
          <text:p text:style-name="P1">A</text:p>
          <draw:enhanced-geometry svg:viewBox="0 0 21600 21600" draw:type="rectangle" draw:enhanced-path="M 0 0 L 21600 0 21600 21600 0 21600 0 0 Z N"/>
        </draw:custom-shape>
        <draw:custom-shape draw:style-name="gr2" draw:text-style-name="P1" draw:layer="layout" svg:width="1.154cm" svg:height="0.929cm" svg:x="3.206cm" svg:y="2.995cm">
          <text:p text:style-name="P1">A</text:p>
          <draw:enhanced-geometry svg:viewBox="0 0 21600 21600" draw:type="rectangle" draw:enhanced-path="M 0 0 L 21600 0 21600 21600 0 21600 0 0 Z N"/>
        </draw:custom-shape>
        <draw:custom-shape draw:style-name="gr2" draw:text-style-name="P1" draw:layer="layout" svg:width="1.154cm" svg:height="0.929cm" svg:x="8.106cm" svg:y="2.995cm">
          <text:p text:style-name="P1">C</text:p>
          <draw:enhanced-geometry svg:viewBox="0 0 21600 21600" draw:type="rectangle" draw:enhanced-path="M 0 0 L 21600 0 21600 21600 0 21600 0 0 Z N"/>
        </draw:custom-shape>
        <draw:path draw:style-name="gr3" draw:text-style-name="P1" draw:layer="layout" svg:width="6.911cm" svg:height="6.869cm" draw:transform="rotate (-0.519060919543113) translate (6.1468665422844cm 0.307865710360226cm)" svg:viewBox="0 0 6912 6870" svg:d="M0 3598c275-7 480-190 708-312 163-88 325-188 487-279 160-89 316-189 442-326 129-139 210-316 326-463 115-147 214-305 282-475 77-192 184-372 249-567 62-188 188-341 280-512 93-171 254-281 411-381 143-92 284-196 445-255 191-70 402 9 599 46 217 41 359 212 487 368 107 132 188 284 283 429 97 149 172 308 290 444 116 133 190 295 291 444 106 159 201 329 258 517 52 172 105 344 164 515 61 176 141 351 160 537 27 268 143 505 243 748 75 185 65 398 146 581 95 214 70 418 108 641 38 220 89 423 93 648 3 179 66 354 66 535l24 170 52 156 18 63">
          <text:p/>
        </draw:path>
        <draw:path draw:style-name="gr3" draw:text-style-name="P1" draw:layer="layout" svg:width="7.251cm" svg:height="7.266cm" draw:transform="rotate (-3.14159265358979) translate (9.68780664958089cm 9.686cm)" svg:viewBox="0 0 7252 7267" svg:d="M4091 7232c188 2 374 39 562 32 186-6 374 0 561 0 193 0 386-17 577 0 180 16 357-34 497-128 206-140 391-312 561-497 151-164 278-352 353-561 63-175 57-365 32-546-30-220-273-333-449-449-150-99-323-144-497-160-196-17-397 10-593-16-215-28-401 72-577 160-222 111-456 189-674 305-189 100-337 257-529 369-209 122-296 243-545 289-172 31-315 122-482 177-174 58-340 141-512 207-198 76-257 257-417 385-149 119-321 238-514 257-180 18-364-6-545 0-185 6-371-69-497-193-142-140-368-244-385-481-13-182-13-363-16-545-3-169 13-343 0-513-15-191 67-367 113-545 55-215 206-384 272-594 73-233 277-393 497-513 248-135 359-431 578-609 203-165 395-345 561-545 163-195 331-388 481-594 172-236 327-480 513-705 134-163 192-346 337-497 125-130 190-315 208-497v-161-64">
          <text:p/>
        </draw:path>
        <draw:path draw:style-name="gr3" draw:text-style-name="P1" draw:layer="layout" svg:width="4.296cm" svg:height="6.173cm" svg:x="3.801cm" svg:y="3.512cm" svg:viewBox="0 0 4297 6174" svg:d="M0 6174c65-207 176-395 288-577 355-577 642-1190 1107-1700 391-428 807-839 1138-1315 102-147 26-358 145-513 130-168 177-386 272-578 112-227 288-424 401-657 103-212 344-318 497-497l145-193 160-112 144-32">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7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8-29T00:27:38.879381151</meta:creation-date>
    <dc:date>2016-08-29T00:53:13.780446128</dc:date>
    <dc:creator>elucterio </dc:creator>
    <meta:editing-duration>PT20M18S</meta:editing-duration>
    <meta:editing-cycles>5</meta:editing-cycles>
    <meta:generator>LibreOffice/4.2.8.2$Linux_X86_64 LibreOffice_project/420m0$Build-2</meta:generator>
    <meta:document-statistic meta:object-count="10"/>
  </office:meta>
</office:document-meta>
</file>